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99cm" table:align="left"/>
    </style:style>
    <style:style style:name="表1.A" style:family="table-column">
      <style:table-column-properties style:column-width="5.41cm"/>
    </style:style>
    <style:style style:name="表1.B" style:family="table-column">
      <style:table-column-properties style:column-width="6.135cm"/>
    </style:style>
    <style:style style:name="表1.C" style:family="table-column">
      <style:table-column-properties style:column-width="5.454cm"/>
    </style:style>
    <style:style style:name="表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cm" fo:margin-bottom="0.212cm" fo:line-height="114%"/>
    </style:style>
    <style:style style:name="P2" style:family="paragraph" style:parent-style-name="Text_20_body">
      <style:paragraph-properties fo:margin-top="0cm" fo:margin-bottom="0.212cm" fo:line-height="114%"/>
    </style:style>
    <style:style style:name="P3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4" style:family="paragraph" style:parent-style-name="Text_20_body">
      <style:paragraph-properties fo:margin-top="0cm" fo:margin-bottom="0.212cm" fo:line-height="114%"/>
      <style:text-properties style:font-name-asian="Google Sans Text"/>
    </style:style>
    <style:style style:name="P5" style:family="paragraph" style:parent-style-name="Text_20_body">
      <style:paragraph-properties fo:margin-top="0cm" fo:margin-bottom="0.212cm" fo:line-height="114%" fo:padding="0cm" fo:border="none"/>
    </style:style>
    <style:style style:name="P6" style:family="paragraph" style:parent-style-name="Heading_20_3">
      <style:paragraph-properties fo:margin-top="0cm" fo:margin-bottom="0.212cm" fo:line-height="114%"/>
    </style:style>
    <style:style style:name="P7" style:family="paragraph" style:parent-style-name="Preformatted_20_Text">
      <style:paragraph-properties fo:margin-top="0cm" fo:margin-bottom="0cm" fo:line-height="114%"/>
    </style:style>
    <style:style style:name="P8" style:family="paragraph" style:parent-style-name="Heading_20_3">
      <style:paragraph-properties fo:margin-top="0cm" fo:margin-bottom="0.212cm" fo:line-height="114%"/>
    </style:style>
    <style:style style:name="P9" style:family="paragraph" style:parent-style-name="Heading_20_3">
      <style:paragraph-properties fo:margin-top="0cm" fo:margin-bottom="0.212cm" fo:line-height="114%"/>
      <style:text-properties style:font-name-asian="Google Sans"/>
    </style:style>
    <style:style style:name="P10" style:family="paragraph" style:parent-style-name="Preformatted_20_Text">
      <style:paragraph-properties fo:margin-top="0cm" fo:margin-bottom="0cm" fo:line-height="114%"/>
    </style:style>
    <style:style style:name="P11" style:family="paragraph" style:parent-style-name="Heading_20_2">
      <style:paragraph-properties fo:margin-top="0cm" fo:margin-bottom="0.212cm" fo:line-height="114%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1">
      <style:paragraph-properties fo:margin-top="0cm" fo:margin-bottom="0.212cm" fo:line-height="114%"/>
      <style:text-properties style:font-name-asian="Google Sans Text" style:font-weight-asian="bold"/>
    </style:style>
    <style:style style:name="P16" style:family="paragraph" style:parent-style-name="Text_20_body">
      <style:paragraph-properties fo:margin-top="0cm" fo:margin-bottom="0.212cm" fo:line-height="114%"/>
      <style:text-properties style:font-name-asian="Google Sans Text"/>
    </style:style>
    <style:style style:name="P17" style:family="paragraph" style:parent-style-name="Text_20_body">
      <style:paragraph-properties fo:margin-top="0cm" fo:margin-bottom="0.212cm" fo:line-height="114%"/>
    </style:style>
    <style:style style:name="P18" style:family="paragraph" style:parent-style-name="Text_20_body" style:list-style-name="L1">
      <style:paragraph-properties fo:margin-top="0cm" fo:margin-bottom="0.212cm" fo:line-height="114%"/>
    </style:style>
    <style:style style:name="P19" style:family="paragraph" style:parent-style-name="Text_20_body" style:list-style-name="L5">
      <style:paragraph-properties fo:margin-top="0cm" fo:margin-bottom="0.212cm" fo:line-height="114%"/>
    </style:style>
    <style:style style:name="P20" style:family="paragraph" style:parent-style-name="Text_20_body" style:list-style-name="L6">
      <style:paragraph-properties fo:margin-top="0cm" fo:margin-bottom="0.212cm" fo:line-height="114%"/>
    </style:style>
    <style:style style:name="P21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22" style:family="paragraph" style:parent-style-name="Table_20_Contents">
      <style:paragraph-properties fo:margin-top="0cm" fo:margin-bottom="0.212cm" fo:line-height="114%" fo:padding="0.049cm" fo:border="0.002cm solid #000000"/>
    </style:style>
    <style:style style:name="P23" style:family="paragraph" style:parent-style-name="Table_20_Contents">
      <style:paragraph-properties fo:margin-top="0cm" fo:margin-bottom="0cm" fo:line-height="114%" fo:padding="0.049cm" fo:border="0.002cm solid #000000"/>
    </style:style>
    <style:style style:name="P24" style:family="paragraph" style:parent-style-name="Heading_20_4">
      <style:paragraph-properties fo:margin-top="0cm" fo:margin-bottom="0.212cm" fo:line-height="114%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-asian="Google Sans Text"/>
    </style:style>
    <style:style style:name="T4" style:family="text">
      <style:text-properties style:font-name-asian="Google Sans Text" style:font-weight-asian="bold"/>
    </style:style>
    <style:style style:name="T5" style:family="text">
      <style:text-properties style:font-weight-asian="bold"/>
    </style:style>
    <style:style style:name="T6" style:family="text">
      <style:text-properties fo:font-weight="bold"/>
    </style:style>
    <style:style style:name="T7" style:family="text">
      <style:text-properties style:font-name="Google Sans"/>
    </style:style>
    <style:style style:name="T8" style:family="text">
      <style:text-properties style:font-name-asian="Google Sans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「</text:span><text:span text:style-name="T1">$O(N)$ </text:span><text:span text:style-name="T3">から </text:span><text:span text:style-name="T1">$O(\log N)$ </text:span><text:span text:style-name="T3">への削減」という言葉がふわっとしていて気持ち悪い、その感覚はエンジニアとして非常に健全です。</text:span></text:p>
      <text:p text:style-name="P2"><text:span text:style-name="T3">一言で言えば、</text:span><text:span text:style-name="T1">**</text:span><text:span text:style-name="T3">「全部しらみつぶしに探す（</text:span><text:span text:style-name="T1">$N$</text:span><text:span text:style-name="T3">）」</text:span><text:span text:style-name="T4">か、</text:span><text:span text:style-name="T3">「データを整理しておいて、半分、また半分と候補を絞り込んで探す（</text:span><text:span text:style-name="T1">$\log N$</text:span><text:span text:style-name="T3">）」</text:span><text:span text:style-name="T1">**</text:span><text:span text:style-name="T3">かの違いです。</text:span></text:p>
      <text:p text:style-name="P2"><text:span text:style-name="T3">ゲーム開発で頻出する </text:span><text:span text:style-name="T4">「</text:span><text:span text:style-name="T2">ID</text:span><text:span text:style-name="T4">検索」</text:span><text:span text:style-name="T3"> と </text:span><text:span text:style-name="T4">「優先順位（最小値）の取得」</text:span><text:span text:style-name="T3"> の</text:span><text:span text:style-name="T1">2</text:span><text:span text:style-name="T3">つのケースで、</text:span><text:span text:style-name="T4">ダメなパターン（</text:span><text:span text:style-name="T2">$O(N)$</text:span><text:span text:style-name="T4">）</text:span><text:span text:style-name="T3"> と </text:span><text:span text:style-name="T2">OK</text:span><text:span text:style-name="T4">なパターン（</text:span><text:span text:style-name="T2">$O(\log N)$</text:span><text:span text:style-name="T4">）</text:span><text:span text:style-name="T3"> のコードを具体的に提示します。</text:span></text:p>
      <text:p text:style-name="Horizontal_20_Line"/>
      <text:h text:style-name="P1" text:outline-level="2"><text:span text:style-name="T8">ケース</text:span><text:span text:style-name="T7">1</text:span><text:span text:style-name="T8">：大量の敵から「特定の</text:span><text:span text:style-name="T7">ID</text:span><text:span text:style-name="T8">」を持つ敵を見つける</text:span></text:h>
      <text:p text:style-name="P2"><text:span text:style-name="T3">数千体の敵が存在する大規模バトルで、サーバーから「</text:span><text:span text:style-name="T1">ID: 5042 </text:span><text:span text:style-name="T3">の敵を倒せ」という命令が来た場合を想像してください。</text:span></text:p>
      <text:h text:style-name="P6" text:outline-level="3">❌ <text:span text:style-name="T8">ダメなパターン：</text:span><text:span text:style-name="T1">$O(N)$</text:span><text:span text:style-name="T7"> </text:span><text:span text:style-name="T8">線形探索</text:span></text:h>
      <text:p text:style-name="P2"><text:span text:style-name="T3">配列の先頭から順番に「お前の</text:span><text:span text:style-name="T1">ID</text:span><text:span text:style-name="T3">は</text:span><text:span text:style-name="T1">5042</text:span><text:span text:style-name="T3">か？」と全員に聞いて回る方法です。敵が</text:span><text:span text:style-name="T1">1</text:span><text:span text:style-name="T3">万体いたら、最悪</text:span><text:span text:style-name="T1">1</text:span><text:span text:style-name="T3">万回チェックが必要です。</text:span></text:p>
      <text:p text:style-name="P3">C++</text:p>
      <text:p text:style-name="P7"><text:span text:style-name="Source_20_Text"><text:span text:style-name="T1">struct Enemy {</text:span></text:span></text:p>
      <text:p text:style-name="P7"><text:span text:style-name="Source_20_Text"><text:s text:c="4"/></text:span><text:span text:style-name="Source_20_Text"><text:span text:style-name="T1">int id;</text:span></text:span></text:p>
      <text:p text:style-name="P7"><text:span text:style-name="Source_20_Text"><text:s text:c="4"/></text:span><text:span text:style-name="Source_20_Text"><text:span text:style-name="T1">int hp;</text:span></text:span></text:p>
      <text:p text:style-name="P7"><text:span text:style-name="Source_20_Text"><text:span text:style-name="T1">}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敵のリスト（未ソートのただの配列）</text:span></text:span></text:p>
      <text:p text:style-name="P7"><text:span text:style-name="Source_20_Text"><text:span text:style-name="T1">std::vector&lt;Enemy&gt; allEnemies; </text:span></text:span></text:p>
      <text:p text:style-name="P7"/>
      <text:p text:style-name="P7"><text:span text:style-name="Source_20_Text"><text:span text:style-name="T1">// ID</text:span></text:span><text:span text:style-name="Source_20_Text"><text:span text:style-name="T3">を指定して敵を探す関数</text:span></text:span></text:p>
      <text:p text:style-name="P7"><text:span text:style-name="Source_20_Text"><text:span text:style-name="T1">Enemy* findEnemyBad(int targetID) {</text:span></text:span></text:p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N)</text:span></text:span><text:span text:style-name="Source_20_Text"><text:span text:style-name="T3">】</text:span></text:span><text:span text:style-name="Source_20_Text"><text:span text:style-name="T1">: </text:span></text:span><text:span text:style-name="Source_20_Text"><text:span text:style-name="T3">要素数が増えると、処理時間も比例して増える</text:span></text:span></text:p>
      <text:p text:style-name="P7"><text:span text:style-name="Source_20_Text"><text:s text:c="4"/></text:span><text:span text:style-name="Source_20_Text"><text:span text:style-name="T1">for (auto&amp; enemy : allEnemies) {</text:span></text:span></text:p>
      <text:p text:style-name="P7"><text:span text:style-name="Source_20_Text"><text:s text:c="8"/></text:span><text:span text:style-name="Source_20_Text"><text:span text:style-name="T1">if (enemy.id == targetID) {</text:span></text:span></text:p>
      <text:p text:style-name="P7"><text:span text:style-name="Source_20_Text"><text:s text:c="12"/></text:span><text:span text:style-name="Source_20_Text"><text:span text:style-name="T1">return &amp;enemy;</text:span></text:span></text:p>
      <text:p text:style-name="P7"><text:span text:style-name="Source_20_Text"><text:s text:c="8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return nullptr; // </text:span></text:span><text:span text:style-name="Source_20_Text"><text:span text:style-name="T3">見つからなかった</text:span></text:span></text:p>
      <text:p text:style-name="P7"><text:span text:style-name="Source_20_Text"><text:span text:style-name="T1">}</text:span></text:span></text:p>
      <text:h text:style-name="P6" text:outline-level="3">⭕ <text:span text:style-name="T7">OK</text:span><text:span text:style-name="T8">なパターン：</text:span><text:span text:style-name="T1">$O(\log N)$</text:span><text:span text:style-name="T7"> </text:span><text:span text:style-name="T8">二分探索 </text:span><text:span text:style-name="T7">(Binary Search)</text:span></text:h>
      <text:p text:style-name="P5"><text:span text:style-name="T3">敵リストを</text:span><text:span text:style-name="T1">ID</text:span><text:span text:style-name="T3">順に並べて（ソートして）おけば、真ん中を見て「もっと大きいか小さいか」を判断するだけで、探索範囲を一気に半分にできます。</text:span></text:p>
      <text:p text:style-name="P5"><text:span text:style-name="T1">1</text:span><text:span text:style-name="T3">万体いても、たった</text:span><text:span text:style-name="T1">14</text:span><text:span text:style-name="T3">回程度のチェックで見つかります。</text:span></text:p>
      <text:p text:style-name="P3">C++</text:p>
      <text:p text:style-name="P7"><text:span text:style-name="Source_20_Text"><text:span text:style-name="T1">#include &lt;algorithm&gt;</text:span></text:span></text:p>
      <text:p text:style-name="P7"><text:span text:style-name="Source_20_Text"><text:span text:style-name="T1">#include &lt;vector&gt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敵のリスト（</text:span></text:span><text:span text:style-name="Source_20_Text"><text:span text:style-name="T1">ID</text:span></text:span><text:span text:style-name="Source_20_Text"><text:span text:style-name="T3">順にソート済みであることが前提）</text:span></text:span></text:p>
      <text:p text:style-name="P7"><text:soft-page-break/><text:span text:style-name="Source_20_Text"><text:span text:style-name="T1">std::vector&lt;Enemy&gt; sortedEnemies; </text:span></text:span></text:p>
      <text:p text:style-name="P7"/>
      <text:p text:style-name="P7"><text:span text:style-name="Source_20_Text"><text:span text:style-name="T1">// ID</text:span></text:span><text:span text:style-name="Source_20_Text"><text:span text:style-name="T3">を指定して敵を探す関数</text:span></text:span></text:p>
      <text:p text:style-name="P7"><text:span text:style-name="Source_20_Text"><text:span text:style-name="T1">Enemy* findEnemyGood(int targetID) {</text:span></text:span></text:p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log N)</text:span></text:span><text:span text:style-name="Source_20_Text"><text:span text:style-name="T3">】</text:span></text:span><text:span text:style-name="Source_20_Text"><text:span text:style-name="T1">: std::lower_bound </text:span></text:span><text:span text:style-name="Source_20_Text"><text:span text:style-name="T3">は二分探索を行う</text:span></text:span></text:p>
      <text:p text:style-name="P7"><text:span text:style-name="Source_20_Text"><text:s text:c="4"/></text:span><text:span text:style-name="Source_20_Text"><text:span text:style-name="T1">auto it = std::lower_bound(</text:span></text:span></text:p>
      <text:p text:style-name="P7"><text:span text:style-name="Source_20_Text"><text:s text:c="8"/></text:span><text:span text:style-name="Source_20_Text"><text:span text:style-name="T1">sortedEnemies.begin(), </text:span></text:span></text:p>
      <text:p text:style-name="P7"><text:span text:style-name="Source_20_Text"><text:s text:c="8"/></text:span><text:span text:style-name="Source_20_Text"><text:span text:style-name="T1">sortedEnemies.end(), </text:span></text:span></text:p>
      <text:p text:style-name="P7"><text:span text:style-name="Source_20_Text"><text:s text:c="8"/></text:span><text:span text:style-name="Source_20_Text"><text:span text:style-name="T1">targetID, </text:span></text:span></text:p>
      <text:p text:style-name="P7"><text:span text:style-name="Source_20_Text"><text:s text:c="8"/></text:span><text:span text:style-name="Source_20_Text"><text:span text:style-name="T1">[](const Enemy&amp; e, int val) { return e.id &lt; val; }</text:span></text:span></text:p>
      <text:p text:style-name="P7"><text:span text:style-name="Source_20_Text"><text:s text:c="4"/></text:span><text:span text:style-name="Source_20_Text"><text:span text:style-name="T1">);</text:span></text:span></text:p>
      <text:p text:style-name="P7"/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見つかったか確認</text:span></text:span></text:p>
      <text:p text:style-name="P7"><text:span text:style-name="Source_20_Text"><text:s text:c="4"/></text:span><text:span text:style-name="Source_20_Text"><text:span text:style-name="T1">if (it != sortedEnemies.end() &amp;&amp; it-&gt;id == targetID) {</text:span></text:span></text:p>
      <text:p text:style-name="P7"><text:span text:style-name="Source_20_Text"><text:s text:c="8"/></text:span><text:span text:style-name="Source_20_Text"><text:span text:style-name="T1">return &amp;(*it);</text:span></text:span></text:p>
      <text:p text:style-name="P7"><text:span text:style-name="Source_20_Text"><text:s text:c="4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return nullptr;</text:span></text:span></text:p>
      <text:p text:style-name="P7"><text:span text:style-name="Source_20_Text"><text:span text:style-name="T1">}</text:span></text:span></text:p>
      <text:p text:style-name="P2"><text:span text:style-name="T4">注釈</text:span><text:span text:style-name="T2">:</text:span><text:span text:style-name="T1"> </text:span><text:span text:style-name="T3">実務では </text:span><text:span text:style-name="Source_20_Text"><text:span text:style-name="T1">std::map</text:span></text:span><text:span text:style-name="T1"> (</text:span><text:span text:style-name="T3">内部実装は木構造</text:span><text:span text:style-name="T1">) </text:span><text:span text:style-name="T3">を使うことでも </text:span><text:span text:style-name="T1">$O(\log N)$ </text:span><text:span text:style-name="T3">は達成できますが、メモリ効率（キャッシュヒット率）を考えると </text:span><text:span text:style-name="Source_20_Text"><text:span text:style-name="T1">std::vector</text:span></text:span><text:span text:style-name="T1"> + </text:span><text:span text:style-name="Source_20_Text"><text:span text:style-name="T1">std::lower_bound</text:span></text:span><text:span text:style-name="T1"> </text:span><text:span text:style-name="T3">の方が高速な場合が多いです。</text:span></text:p>
      <text:p text:style-name="Horizontal_20_Line"/>
      <text:h text:style-name="P1" text:outline-level="2"><text:span text:style-name="T8">ケース</text:span><text:span text:style-name="T7">2</text:span><text:span text:style-name="T8">：</text:span><text:span text:style-name="T7">A*</text:span><text:span text:style-name="T8">経路探索やタスク管理での「最小値」取得</text:span></text:h>
      <text:p text:style-name="P2"><text:span text:style-name="T3">「一番</text:span><text:span text:style-name="T1">HP</text:span><text:span text:style-name="T3">が低い敵を回復したい」や「</text:span><text:span text:style-name="T1">A*</text:span><text:span text:style-name="T3">アルゴリズムで、次に探索すべき最もコストが低いノードを取り出したい」場合です。</text:span></text:p>
      <text:h text:style-name="P6" text:outline-level="3">❌ <text:span text:style-name="T8">ダメなパターン：</text:span><text:span text:style-name="T1">$O(N)$</text:span><text:span text:style-name="T7"> </text:span><text:span text:style-name="T8">全探索で最小値を探す</text:span></text:h>
      <text:p text:style-name="P4">毎回リスト全体を見て、「一番小さいのは誰だ？」と探す方法です。頻繁に行うと非常に重いです。</text:p>
      <text:p text:style-name="P3">C++</text:p>
      <text:p text:style-name="P7"><text:span text:style-name="Source_20_Text"><text:span text:style-name="T1">std::vector&lt;float&gt; tasks; // </text:span></text:span><text:span text:style-name="Source_20_Text"><text:span text:style-name="T3">タスクのコストリスト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一番コストが低いタスクを取り出す</text:span></text:span></text:p>
      <text:p text:style-name="P7"><text:span text:style-name="Source_20_Text"><text:span text:style-name="T1">float popMinTaskBad() {</text:span></text:span></text:p>
      <text:p text:style-name="P7"><text:span text:style-name="Source_20_Text"><text:s text:c="4"/></text:span><text:span text:style-name="Source_20_Text"><text:span text:style-name="T1">if (tasks.empty()) return -1.0f;</text:span></text:span></text:p>
      <text:p text:style-name="P7"/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N)</text:span></text:span><text:span text:style-name="Source_20_Text"><text:span text:style-name="T3">】</text:span></text:span><text:span text:style-name="Source_20_Text"><text:span text:style-name="T1">: </text:span></text:span><text:span text:style-name="Source_20_Text"><text:span text:style-name="T3">最小値を見つけるために全員を見る</text:span></text:span></text:p>
      <text:p text:style-name="P7"><text:span text:style-name="Source_20_Text"><text:s text:c="4"/></text:span><text:span text:style-name="Source_20_Text"><text:span text:style-name="T1">int minIndex = 0;</text:span></text:span></text:p>
      <text:p text:style-name="P7"><text:span text:style-name="Source_20_Text"><text:s text:c="4"/></text:span><text:span text:style-name="Source_20_Text"><text:span text:style-name="T1">for (size_t i = 1; i &lt; tasks.size(); ++i) {</text:span></text:span></text:p>
      <text:p text:style-name="P7"><text:span text:style-name="Source_20_Text"><text:s text:c="8"/></text:span><text:span text:style-name="Source_20_Text"><text:span text:style-name="T1">if (tasks[i] &lt; tasks[minIndex]) {</text:span></text:span></text:p>
      <text:p text:style-name="P7"><text:span text:style-name="Source_20_Text"><text:s text:c="12"/></text:span><text:span text:style-name="Source_20_Text"><text:span text:style-name="T1">minIndex = i;</text:span></text:span></text:p>
      <text:p text:style-name="P7"><text:span text:style-name="Source_20_Text"><text:s text:c="8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}</text:span></text:span></text:p>
      <text:p text:style-name="P7"/>
      <text:p text:style-name="P7"><text:span text:style-name="Source_20_Text"><text:s text:c="4"/></text:span><text:span text:style-name="Source_20_Text"><text:span text:style-name="T1">float val = tasks[minIndex];</text:span></text:span></text:p>
      <text:p text:style-name="P7"><text:span text:style-name="Source_20_Text"><text:s text:c="4"/></text:span></text:p>
      <text:p text:style-name="P7"><text:soft-page-break/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N)</text:span></text:span><text:span text:style-name="Source_20_Text"><text:span text:style-name="T3">】</text:span></text:span><text:span text:style-name="Source_20_Text"><text:span text:style-name="T1">: </text:span></text:span><text:span text:style-name="Source_20_Text"><text:span text:style-name="T3">要素を削除して穴埋め（シフト）するのも重い</text:span></text:span></text:p>
      <text:p text:style-name="P7"><text:span text:style-name="Source_20_Text"><text:s text:c="4"/></text:span><text:span text:style-name="Source_20_Text"><text:span text:style-name="T1">tasks.erase(tasks.begin() + minIndex); </text:span></text:span></text:p>
      <text:p text:style-name="P7"><text:span text:style-name="Source_20_Text"><text:s text:c="4"/></text:span></text:p>
      <text:p text:style-name="P7"><text:span text:style-name="Source_20_Text"><text:s text:c="4"/></text:span><text:span text:style-name="Source_20_Text"><text:span text:style-name="T1">return val;</text:span></text:span></text:p>
      <text:p text:style-name="P7"><text:span text:style-name="Source_20_Text"><text:span text:style-name="T1">}</text:span></text:span></text:p>
      <text:h text:style-name="P6" text:outline-level="3">⭕ <text:span text:style-name="T7">OK</text:span><text:span text:style-name="T8">なパターン：</text:span><text:span text:style-name="T1">$O(\log N)$</text:span><text:span text:style-name="T7"> </text:span><text:span text:style-name="T8">優先度付きキュー </text:span><text:span text:style-name="T7">(Heap)</text:span></text:h>
      <text:p text:style-name="P2"><text:span text:style-name="T4">ヒープ構造（</text:span><text:span text:style-name="T2">Priority Queue</text:span><text:span text:style-name="T4">）</text:span><text:span text:style-name="T3"> を使うと、常に「一番小さいもの」が先頭に来るように、追加・削除のたびに </text:span><text:span text:style-name="T1">$O(\log N)$ </text:span><text:span text:style-name="T3">のコストで木構造を整えてくれます。</text:span></text:p>
      <text:p text:style-name="P3">C++</text:p>
      <text:p text:style-name="P7"><text:span text:style-name="Source_20_Text"><text:span text:style-name="T1">#include &lt;queue&gt;</text:span></text:span></text:p>
      <text:p text:style-name="P7"><text:span text:style-name="Source_20_Text"><text:span text:style-name="T1">#include &lt;vector&gt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小さい順に取り出す設定の優先度付きキュー</text:span></text:span></text:p>
      <text:p text:style-name="P7"><text:span text:style-name="Source_20_Text"><text:span text:style-name="T1">// (std::greater </text:span></text:span><text:span text:style-name="Source_20_Text"><text:span text:style-name="T3">を指定すると昇順＝最小値が</text:span></text:span><text:span text:style-name="Source_20_Text"><text:span text:style-name="T1">top</text:span></text:span><text:span text:style-name="Source_20_Text"><text:span text:style-name="T3">に来る</text:span></text:span><text:span text:style-name="Source_20_Text"><text:span text:style-name="T1">)</text:span></text:span></text:p>
      <text:p text:style-name="P7"><text:span text:style-name="Source_20_Text"><text:span text:style-name="T1">std::priority_queue&lt;float, std::vector&lt;float&gt;, std::greater&lt;float&gt;&gt; taskQueue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一番コストが低いタスクを取り出す</text:span></text:span></text:p>
      <text:p text:style-name="P7"><text:span text:style-name="Source_20_Text"><text:span text:style-name="T1">float popMinTaskGood() {</text:span></text:span></text:p>
      <text:p text:style-name="P7"><text:span text:style-name="Source_20_Text"><text:s text:c="4"/></text:span><text:span text:style-name="Source_20_Text"><text:span text:style-name="T1">if (taskQueue.empty()) return -1.0f;</text:span></text:span></text:p>
      <text:p text:style-name="P7"/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1)</text:span></text:span><text:span text:style-name="Source_20_Text"><text:span text:style-name="T3">】</text:span></text:span><text:span text:style-name="Source_20_Text"><text:span text:style-name="T1">: </text:span></text:span><text:span text:style-name="Source_20_Text"><text:span text:style-name="T3">最小値の取得自体は一瞬</text:span></text:span></text:p>
      <text:p text:style-name="P7"><text:span text:style-name="Source_20_Text"><text:s text:c="4"/></text:span><text:span text:style-name="Source_20_Text"><text:span text:style-name="T1">float val = taskQueue.top();</text:span></text:span></text:p>
      <text:p text:style-name="P7"/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log N)</text:span></text:span><text:span text:style-name="Source_20_Text"><text:span text:style-name="T3">】</text:span></text:span><text:span text:style-name="Source_20_Text"><text:span text:style-name="T1">: </text:span></text:span><text:span text:style-name="Source_20_Text"><text:span text:style-name="T3">削除した後、内部の木構造を再構築するコストのみ</text:span></text:span></text:p>
      <text:p text:style-name="P7"><text:span text:style-name="Source_20_Text"><text:s text:c="4"/></text:span><text:span text:style-name="Source_20_Text"><text:span text:style-name="T1">taskQueue.pop();</text:span></text:span></text:p>
      <text:p text:style-name="P7"/>
      <text:p text:style-name="P7"><text:span text:style-name="Source_20_Text"><text:s text:c="4"/></text:span><text:span text:style-name="Source_20_Text"><text:span text:style-name="T1">return val;</text:span></text:span></text:p>
      <text:p text:style-name="P7"><text:span text:style-name="Source_20_Text"><text:span text:style-name="T1">}</text:span></text:span></text:p>
      <text:p text:style-name="Horizontal_20_Line"/>
      <text:h text:style-name="P1" text:outline-level="2"><text:span text:style-name="T7">? </text:span><text:span text:style-name="T8">まとめ：どういう意識を持てばいいか</text:span></text:h>
      <text:p text:style-name="P4">コードを書くときに、以下のチェックを自分にかけてください。</text:p>
      <text:list xml:id="list3078994381922896285" text:style-name="L1">
        <text:list-item>
          <text:p text:style-name="P15">「この配列、毎回全部ループして探してないか？」</text:p>
          <text:list>
            <text:list-item>
              <text:p text:style-name="P18"><text:span text:style-name="T1">YES</text:span><text:span text:style-name="T3">なら → </text:span><text:span text:style-name="T4">「ソートして二分探索できないか？ </text:span><text:span text:style-name="T2">(</text:span><text:span text:style-name="Source_20_Text"><text:span text:style-name="T2">std::lower_bound</text:span></text:span><text:span text:style-name="T2">)</text:span><text:span text:style-name="T4">」</text:span><text:span text:style-name="T3"> または </text:span><text:span text:style-name="T4">「</text:span><text:span text:style-name="T2">Map</text:span><text:span text:style-name="T4">を使えないか？」</text:span><text:span text:style-name="T3"> を検討する。これで </text:span><text:span text:style-name="T1">$O(N) \to O(\log N)$ </text:span><text:span text:style-name="T3">になります。</text:span></text:p>
            </text:list-item>
          </text:list>
        </text:list-item>
        <text:list-item>
          <text:p text:style-name="P15">「一番小さい（大きい）やつを頻繁に取り出してないか？」</text:p>
          <text:list>
            <text:list-item>
              <text:p text:style-name="P18"><text:span text:style-name="T1">YES</text:span><text:span text:style-name="T3">なら → </text:span><text:span text:style-name="T4">「毎回ソートしたり全探索するんじゃなくて、</text:span><text:span text:style-name="Source_20_Text"><text:span text:style-name="T2">std::priority_queue</text:span></text:span><text:span text:style-name="T2"> </text:span><text:span text:style-name="T4">で管理できないか？」</text:span><text:span text:style-name="T3"> を検討する。これで </text:span><text:span text:style-name="T1">$O(N) \to O(\log N)$ </text:span><text:span text:style-name="T3">になります。</text:span></text:p>
            </text:list-item>
          </text:list>
        </text:list-item>
      </text:list>
      <text:p text:style-name="P4">この「ループを回す前に、もっと賢いデータ構造がないか一瞬考える」ことこそが、<text:span text:style-name="T5">計算量を削減する意識</text:span>の正体です。</text:p>
      <text:p text:style-name="Standard"/>
      <text:p text:style-name="Standard"/>
      <text:p text:style-name="Text_20_body"><text:soft-page-break/>その感覚、<text:span text:style-name="T5">一般的なアプリケーション開発</text:span>や<text:span text:style-name="T6">Web</text:span><text:span text:style-name="T5">バックエンド</text:span>の常識としては<text:span text:style-name="T6">100%</text:span><text:span text:style-name="T5">正解</text:span>です。</text:p>
      <text:p text:style-name="Text_20_body">「大量のデータを検索するなら、ハッシュマップ（<text:span text:style-name="Source_20_Text">std::unordered_map</text:span>）やツリー（<text:span text:style-name="Source_20_Text">std::map</text:span>）を使うのが定石。配列なんて使うわけがない」というのは、アルゴリズムの授業では優等生の回答です。</text:p>
      <text:p text:style-name="Text_20_body">しかし、<text:span text:style-name="T6">C++</text:span><text:span text:style-name="T5">のハイエンドゲーム開発（特にコンソール機や</text:span><text:span text:style-name="T6">PC</text:span><text:span text:style-name="T5">）</text:span> の現場では、<text:span text:style-name="T5">「あえて配列（</text:span><text:span text:style-name="Source_20_Text"><text:span text:style-name="T6">std::vector</text:span></text:span><text:span text:style-name="T6"> / </text:span><text:span text:style-name="Source_20_Text"><text:span text:style-name="T6">TArray</text:span></text:span><text:span text:style-name="T5">）を使って検索する」</text:span> ことが、<text:span text:style-name="T5">最適解</text:span>とされるケースが非常に多いです。</text:p>
      <text:p text:style-name="Text_20_body">なぜなら、現代のハードウェアでは <text:span text:style-name="T5">「計算量（</text:span><text:span text:style-name="T6">O</text:span><text:span text:style-name="T5">記法）」よりも「メモリアクセスの物理的な速度」の方がボトルネックになるから</text:span> です。</text:p>
      <text:p text:style-name="Horizontal_20_Line"/>
      <text:h text:style-name="Heading_20_2" text:outline-level="2">? なぜ「あえて配列」なのか？（キャッシュ・ローカリティ）</text:h>
      <text:p text:style-name="Text_20_body">ここが、普通のプログラマーと「ゲームプログラマー」の分かれ道です。</text:p>
      <text:list xml:id="list3821752128283271951" text:style-name="L2">
        <text:list-item>
          <text:p text:style-name="P12"><text:span text:style-name="T6">Map/List (</text:span><text:span text:style-name="T5">ノードベース</text:span><text:span text:style-name="T6">):</text:span></text:p>
          <text:list>
            <text:list-item>
              <text:p text:style-name="P12">データがメモリ上の<text:span text:style-name="T5">あちこちにバラバラ</text:span>に配置されます（ヒープ領域）。</text:p>
            </text:list-item>
            <text:list-item>
              <text:p text:style-name="P12">検索のたびにポインタを辿る必要があり、その都度CPUがメモリを取りに行く待ち時間（<text:span text:style-name="T5">キャッシュミス</text:span>）が発生します。</text:p>
            </text:list-item>
          </text:list>
        </text:list-item>
        <text:list-item>
          <text:p text:style-name="P12"><text:span text:style-name="T6">Vector/Array (</text:span><text:span text:style-name="T5">連続メモリ</text:span><text:span text:style-name="T6">):</text:span></text:p>
          <text:list>
            <text:list-item>
              <text:p text:style-name="P12">データがメモリ上に<text:span text:style-name="T5">隙間なく一直線</text:span>に並んでいます。</text:p>
            </text:list-item>
            <text:list-item>
              <text:p text:style-name="P12">CPUはデータを一度にまとめて読み込む（キャッシュラインに乗る）ため、<text:span text:style-name="T5">爆速</text:span>でスキャンできます。</text:p>
            </text:list-item>
          </text:list>
        </text:list-item>
      </text:list>
      <text:p text:style-name="Text_20_body"><text:span text:style-name="T5">「計算量（アルゴリズム）は</text:span><text:span text:style-name="T6">Map</text:span><text:span text:style-name="T5">の方が優秀だが、実測すると</text:span><text:span text:style-name="T6">Vector</text:span><text:span text:style-name="T5">の単純ループや二分探索の方が圧倒的に速い」</text:span> という現象が、要素数数千～数万レベルまでは頻繁に起こります。</text:p>
      <text:p text:style-name="Horizontal_20_Line"/>
      <text:h text:style-name="Heading_20_2" text:outline-level="2">⚔️ 「Map」vs「Sorted Vector」使い分けの基準</text:h>
      <text:p text:style-name="Text_20_body">面接やテストで「なぜここでVectorを使ったのか？」と聞かれたときに、この使い分けを答えられると「こいつ、わかってるな」と思われます。</text:p>
      <text:h text:style-name="Heading_20_3" text:outline-level="3">1. 配列（<text:span text:style-name="Source_20_Text">std::vector</text:span> + 二分探索）を使うべきケース ⭕</text:h>
      <text:p text:style-name="Text_20_body"><text:span text:style-name="T5">「データがあまり増減しない（静的）」</text:span> なら、配列最強です。</text:p>
      <text:list xml:id="list6346695144685519077" text:style-name="L3">
        <text:list-item>
          <text:p text:style-name="P13"><text:span text:style-name="T5">マスターデータ</text:span><text:span text:style-name="T6">:</text:span> アイテムテーブル、スキルの定義、敵のパラメータなど。</text:p>
        </text:list-item>
        <text:list-item>
          <text:p text:style-name="P13"><text:span text:style-name="T5">初期化時に決まるデータ</text:span><text:span text:style-name="T6">:</text:span> ステージ上の静的な配置物など。</text:p>
        </text:list-item>
        <text:list-item>
          <text:p text:style-name="P13"><text:span text:style-name="T5">理由</text:span><text:span text:style-name="T6">:</text:span> 一度ソートしてしまえば変更がないため、最強の<text:span text:style-name="T5">キャッシュ効率</text:span>と<text:span text:style-name="T5">メモリ効率</text:span>（ポインタのオーバーヘッドがない）を得られます。</text:p>
        </text:list-item>
      </text:list>
      <text:h text:style-name="Heading_20_3" text:outline-level="3"><text:soft-page-break/>2. マップ（<text:span text:style-name="Source_20_Text">std::map</text:span> / <text:span text:style-name="Source_20_Text">std::unordered_map</text:span>）を使うべきケース ⭕</text:h>
      <text:p text:style-name="Text_20_body"><text:span text:style-name="T5">「頻繁に登録・削除が行われる（動的）」</text:span> なら、マップが必要です。</text:p>
      <text:list xml:id="list3735658400849200323" text:style-name="L4">
        <text:list-item>
          <text:p text:style-name="P14"><text:span text:style-name="T5">動的なゲームオブジェクト</text:span><text:span text:style-name="T6">:</text:span> スポーン・デスポーンを繰り返す敵キャラ、弾丸、ネットワークのセッション管理。</text:p>
        </text:list-item>
        <text:list-item>
          <text:p text:style-name="P14"><text:span text:style-name="T5">理由</text:span><text:span text:style-name="T6">:</text:span> 配列だと、要素を削除するたびに穴埋め（シフト処理）が発生して重くなるため、ポインタで繋ぐMapの方が有利です。</text:p>
        </text:list-item>
      </text:list>
      <text:p text:style-name="Horizontal_20_Line"/>
      <text:h text:style-name="Heading_20_2" text:outline-level="2">? 面接・テストでの「強い」回答例</text:h>
      <text:p text:style-name="Text_20_body">もし、「大量のデータを扱うのに、なぜVector（配列）なのですか？」とツッコミが入った場合、以下のように返せれば完璧です。</text:p>
      <text:p text:style-name="Quotations">「はい、頻繁に挿入・削除が発生する場合はMapを選択します。</text:p>
      <text:p text:style-name="Quotations">しかし、今回の要件（アイテムリストなど）は<text:span text:style-name="T5">読み込み頻度が高く、実行中に要素が増減しません</text:span>。 そのため、**CPUのキャッシュコヒーレンシー（局所性）**を優先し、<text:span text:style-name="Source_20_Text">std::vector</text:span> で管理して <text:span text:style-name="Source_20_Text">std::lower_bound</text:span>（二分探索）を使う方が、ポインタを辿るMapよりも実測値で高速になると判断しました。」</text:p>
      <text:p text:style-name="Text_20_body">あなたの「そんな量なら配列使わないだろ」という直感は正しいですが、**「メモリが連続していることの物理的な強さ」**を知っていると、さらに一段階上のエンジニアとして評価されます。</text:p>
      <text:p text:style-name="P4">ご指摘ありがとうございます。<text:span text:style-name="T5">「クライアントで使うデータはサーバー側で制限をかけるべき」という原則は、ネットワークゲーム開発における最も重要なセキュリティおよびパフォーマンスの鉄則</text:span>です。その通りです。</text:p>
      <text:p text:style-name="P2"><text:span text:style-name="T3">クライアントコードが巨大なデータベースの代替として </text:span><text:span text:style-name="Source_20_Text"><text:span text:style-name="T1">std::map</text:span></text:span><text:span text:style-name="T1"> </text:span><text:span text:style-name="T3">を使うことはありえません。</text:span></text:p>
      <text:p text:style-name="P2"><text:span text:style-name="T3">しかし、</text:span><text:span text:style-name="Source_20_Text"><text:span text:style-name="T1">std::map</text:span></text:span><text:span text:style-name="T1"> </text:span><text:span text:style-name="T3">や </text:span><text:span text:style-name="Source_20_Text"><text:span text:style-name="T1">std::unordered_map</text:span></text:span><text:span text:style-name="T3">（</text:span><text:span text:style-name="T1">UE</text:span><text:span text:style-name="T3">でいう </text:span><text:span text:style-name="Source_20_Text"><text:span text:style-name="T1">TMap</text:span></text:span><text:span text:style-name="T1"> </text:span><text:span text:style-name="T3">や </text:span><text:span text:style-name="Source_20_Text"><text:span text:style-name="T1">TSet</text:span></text:span><text:span text:style-name="T3">）は、</text:span><text:span text:style-name="T4">「データ量」ではなく、「構造的な要請」から、クライアントの</text:span><text:span text:style-name="T2">C++</text:span><text:span text:style-name="T4">コードで必要不可欠</text:span><text:span text:style-name="T3">になります。</text:span></text:p>
      <text:p text:style-name="Horizontal_20_Line"/>
      <text:h text:style-name="P1" text:outline-level="2"><text:span text:style-name="T7">? Map</text:span><text:span text:style-name="T8">がクライアントで必須となる</text:span><text:span text:style-name="T7">2</text:span><text:span text:style-name="T8">つのケース</text:span></text:h>
      <text:p text:style-name="P2"><text:span text:style-name="Source_20_Text"><text:span text:style-name="T1">std::vector</text:span></text:span><text:span text:style-name="T1"> </text:span><text:span text:style-name="T3">はインデックス（</text:span><text:span text:style-name="T1">0, 1, 2...</text:span><text:span text:style-name="T3">）による参照に優れていますが、</text:span><text:span text:style-name="T1">Map</text:span><text:span text:style-name="T3">は</text:span><text:span text:style-name="T4">任意のキー（</text:span><text:span text:style-name="T2">ID</text:span><text:span text:style-name="T4">）による参照</text:span><text:span text:style-name="T3">に優れています。この差がクライアントの</text:span><text:span text:style-name="T4">ライブオブジェクト管理</text:span><text:span text:style-name="T3">で決定的な差を生みます。</text:span></text:p>
      <text:h text:style-name="P6" text:outline-level="3"><text:span text:style-name="T7">1. </text:span><text:span text:style-name="T8">ネットワークオブジェクトのライブ管理（</text:span><text:span text:style-name="T7">O(1) </text:span><text:span text:style-name="T8">必須）</text:span></text:h>
      <text:p text:style-name="P4">最も重要なのがこのケースです。</text:p>
      <text:list xml:id="list3065178841773722437" text:style-name="L5">
        <text:list-item>
          <text:p text:style-name="P19"><text:span text:style-name="T4">課題</text:span><text:span text:style-name="T2">:</text:span><text:span text:style-name="T1"> </text:span><text:span text:style-name="T3">サーバーからネットワークパケットが送られてきたとき、パケットには</text:span><text:span text:style-name="T1">**</text:span><text:span text:style-name="T3">「ネット</text:span><text:span text:style-name="T1">ID</text:span><text:span text:style-name="T3">」</text:span><text:span text:style-name="T4">というユニークなランダム値が記載されています（例</text:span><text:span text:style-name="T2">: </text:span><text:span text:style-name="Source_20_Text"><text:span text:style-name="T2">NetID: 94783</text:span></text:span><text:span text:style-name="T4">）。クライアントは、この</text:span><text:span text:style-name="T2">ID</text:span><text:span text:style-name="T4">に対応する</text:span><text:span text:style-name="T3">ライブの </text:span><text:span text:style-name="Source_20_Text"><text:span text:style-name="T1">AEnemyUnit</text:span></text:span><text:span text:style-name="T1"> </text:span><text:span text:style-name="T3">オブジェクト</text:span><text:span text:style-name="T1">**</text:span><text:span text:style-name="T3">を瞬時に見つけて、</text:span><text:span text:style-name="T1">HP</text:span><text:span text:style-name="T3">更新などの処理を行う必要があります。</text:span></text:p>
        </text:list-item>
        <text:list-item>
          <text:p text:style-name="P19"><text:span text:style-name="T2">Vector</text:span><text:span text:style-name="T4">の場合（不適）</text:span><text:span text:style-name="T2">:</text:span><text:span text:style-name="T1"> </text:span><text:span text:style-name="Source_20_Text"><text:span text:style-name="T1">std::vector</text:span></text:span><text:span text:style-name="T1"> </text:span><text:span text:style-name="T3">を使うと、ランダムな</text:span><text:span text:style-name="T1">ID</text:span><text:span text:style-name="T3">からオブジェクトを見つ</text:span><text:soft-page-break/><text:span text:style-name="T3">けるために、毎回 </text:span><text:span text:style-name="T1">$O(N)$ </text:span><text:span text:style-name="T3">の線形探索が必要です。これはフレームレートを致命的に悪化させます。</text:span></text:p>
        </text:list-item>
        <text:list-item>
          <text:p text:style-name="P19"><text:span text:style-name="T2">Map</text:span><text:span text:style-name="T4">の場合（必須）</text:span><text:span text:style-name="T2">:</text:span><text:span text:style-name="T1"> </text:span><text:span text:style-name="Source_20_Text"><text:span text:style-name="T1">std::unordered_map</text:span></text:span><text:span text:style-name="T1"> </text:span><text:span text:style-name="T3">を使えば、</text:span><text:span text:style-name="T2">ID</text:span><text:span text:style-name="T4">をキーとして</text:span><text:span text:style-name="T3">、瞬時に </text:span><text:span text:style-name="T1">$O(1)$ </text:span><text:span text:style-name="T3">で該当オブジェクトのポインタを取得できます。</text:span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>
            <table:table-cell table:style-name="表1.A1" office:value-type="string">
              <text:p text:style-name="P23"><text:span text:style-name="Strong_20_Emphasis"><text:span text:style-name="T3">構造</text:span></text:span></text:p>
            </table:table-cell>
            <table:table-cell table:style-name="表1.A1" office:value-type="string">
              <text:p text:style-name="P23"><text:span text:style-name="Strong_20_Emphasis"><text:span text:style-name="T3">目的</text:span></text:span></text:p>
            </table:table-cell>
            <table:table-cell table:style-name="表1.A1" office:value-type="string">
              <text:p text:style-name="P23"><text:span text:style-name="Strong_20_Emphasis"><text:span text:style-name="T3">性能 </text:span></text:span><text:span text:style-name="Strong_20_Emphasis"><text:span text:style-name="T1">(ID</text:span></text:span><text:span text:style-name="Strong_20_Emphasis"><text:span text:style-name="T3">検索</text:span></text:span><text:span text:style-name="Strong_20_Emphasis"><text:span text:style-name="T1">)</text:span></text:span></text:p>
            </table:table-cell>
          </table:table-row>
        </table:table-header-rows>
        <table:table-row>
          <table:table-cell table:style-name="表1.A1" office:value-type="string">
            <text:p text:style-name="P22"><text:span text:style-name="Source_20_Text"><text:span text:style-name="T2">TArray&lt;AEnemyUnit*&gt;</text:span></text:span></text:p>
          </table:table-cell>
          <table:table-cell table:style-name="表1.A1" office:value-type="string">
            <text:p text:style-name="P22"><text:span text:style-name="T3">全員をまとめて処理 </text:span><text:span text:style-name="T1">(</text:span><text:span text:style-name="T3">描画ループなど</text:span><text:span text:style-name="T1">)</text:span></text:p>
          </table:table-cell>
          <table:table-cell table:style-name="表1.A1" office:value-type="string">
            <text:p text:style-name="P22"><text:span text:style-name="T1">$O(1)$ (</text:span><text:span text:style-name="T3">インデックスアクセス</text:span><text:span text:style-name="T1">)</text:span></text:p>
          </table:table-cell>
        </table:table-row>
        <table:table-row>
          <table:table-cell table:style-name="表1.A1" office:value-type="string">
            <text:p text:style-name="P22"><text:span text:style-name="Source_20_Text"><text:span text:style-name="T2">TMap&lt;int32 NetID, AEnemyUnit*&gt;</text:span></text:span></text:p>
          </table:table-cell>
          <table:table-cell table:style-name="表1.A1" office:value-type="string">
            <text:p text:style-name="P22"><text:span text:style-name="T3">特定</text:span><text:span text:style-name="T1">ID</text:span><text:span text:style-name="T3">の敵を検索 </text:span><text:span text:style-name="T1">(</text:span><text:span text:style-name="T3">ネットワーク更新など</text:span><text:span text:style-name="T1">)</text:span></text:p>
          </table:table-cell>
          <table:table-cell table:style-name="表1.A1" office:value-type="string">
            <text:p text:style-name="P22"><text:span text:style-name="T1">$O(1)$ (</text:span><text:span text:style-name="T3">ハッシュ検索</text:span><text:span text:style-name="T1">)</text:span></text:p>
          </table:table-cell>
        </table:table-row>
      </table:table>
      <text:p text:style-name="P2"><text:span text:style-name="T4">このライブオブジェクト管理が</text:span><text:span text:style-name="T2">Map</text:span><text:span text:style-name="T4">のクライアント利用の主要な理由です。</text:span></text:p>
      <text:h text:style-name="P6" text:outline-level="3"><text:span text:style-name="T7">2. </text:span><text:span text:style-name="T8">コンポーネントおよびサブシステムの登録</text:span></text:h>
      <text:list xml:id="list1791085388426013167" text:style-name="L6">
        <text:list-item>
          <text:p text:style-name="P20"><text:span text:style-name="T4">課題</text:span><text:span text:style-name="T2">:</text:span><text:span text:style-name="T1"> </text:span><text:span text:style-name="T3">汎用的なゲームオブジェクト（</text:span><text:span text:style-name="Source_20_Text"><text:span text:style-name="T1">AActor</text:span></text:span><text:span text:style-name="T3">）に、後から追加された特定のコンポーネント（例</text:span><text:span text:style-name="T1">: </text:span><text:span text:style-name="Source_20_Text"><text:span text:style-name="T1">UGravitySimulatorComponent</text:span></text:span><text:span text:style-name="T3">）を、</text:span><text:span text:style-name="T4">型または名前で取得したい</text:span><text:span text:style-name="T3">場合。</text:span></text:p>
        </text:list-item>
        <text:list-item>
          <text:p text:style-name="P20"><text:span text:style-name="T2">Map</text:span><text:span text:style-name="T4">の場合</text:span><text:span text:style-name="T2">:</text:span><text:span text:style-name="T1"> </text:span><text:span text:style-name="T3">汎用的な </text:span><text:span text:style-name="Source_20_Text"><text:span text:style-name="T1">TMap&lt;FString, UActorComponent*&gt;</text:span></text:span><text:span text:style-name="T1"> </text:span><text:span text:style-name="T3">や </text:span><text:span text:style-name="Source_20_Text"><text:span text:style-name="T1">TMap&lt;TSubclassOf&lt;UActorComponent&gt;, UActorComponent*&gt;</text:span></text:span><text:span text:style-name="T1"> </text:span><text:span text:style-name="T3">を持つことで、必要なコンポーネントを </text:span><text:span text:style-name="T1">$O(1)$ </text:span><text:span text:style-name="T3">で取得できます。</text:span></text:p>
        </text:list-item>
      </text:list>
      <text:h text:style-name="P9" text:outline-level="3">まとめ</text:h>
      <text:p text:style-name="P2"><text:span text:style-name="T3">クライアントで </text:span><text:span text:style-name="Source_20_Text"><text:span text:style-name="T1">std::map</text:span></text:span><text:span text:style-name="T1"> </text:span><text:span text:style-name="T3">を使う理由は、</text:span><text:span text:style-name="T1">**</text:span><text:span text:style-name="T3">「データ量が多すぎるから」</text:span><text:span text:style-name="T4">ではなく、</text:span><text:span text:style-name="T3">「データへのアクセスパターンが、インデックス（配列）ではなくキー（</text:span><text:span text:style-name="T1">ID</text:span><text:span text:style-name="T3">）に依存しているから」</text:span><text:span text:style-name="T1">**</text:span><text:span text:style-name="T3">です。</text:span></text:p>
      <text:p text:style-name="P4">これは、オブジェクト指向設計、特にネットワーク同期やコンポーネントベースのアーキテクチャでは避けて通れない、<text:span text:style-name="T5">構造的な必要性</text:span>なのです。</text:p>
      <text:p text:style-name="P2"><text:span text:style-name="T3">かしこまりました。クライアントサイドの</text:span><text:span text:style-name="T1">C++</text:span><text:span text:style-name="T3">ゲームコードで </text:span><text:span text:style-name="Source_20_Text"><text:span text:style-name="T1">std::unordered_map</text:span></text:span><text:span text:style-name="T1"> </text:span><text:span text:style-name="T3">や </text:span><text:span text:style-name="Source_20_Text"><text:span text:style-name="T1">TMap</text:span></text:span><text:span text:style-name="T1"> </text:span><text:span text:style-name="T3">を、</text:span><text:span text:style-name="T2">ID</text:span><text:span text:style-name="T4">検索</text:span><text:span text:style-name="T3">のために使う具体的なコード例を、</text:span><text:span text:style-name="T1">Vector</text:span><text:span text:style-name="T3">との比較と合わせて示します。</text:span></text:p>
      <text:p text:style-name="P2"><text:span text:style-name="T3">ここでは、</text:span><text:span text:style-name="T1">UE</text:span><text:span text:style-name="T3">で一般的な</text:span><text:span text:style-name="Source_20_Text"><text:span text:style-name="T1">TMap</text:span></text:span><text:span text:style-name="T3">（</text:span><text:span text:style-name="T1">Unreal Engine</text:span><text:span text:style-name="T3">のコンテナクラス）と、</text:span><text:span text:style-name="T1">C++</text:span><text:span text:style-name="T3">標準の</text:span><text:span text:style-name="Source_20_Text"><text:span text:style-name="T1">std::unordered_map</text:span></text:span><text:span text:style-name="T3">を併記します。</text:span></text:p>
      <text:p text:style-name="Horizontal_20_Line"/>
      <text:h text:style-name="P1" text:outline-level="2"><text:span text:style-name="T7">? </text:span><text:span text:style-name="T8">ネットワークオブジェクト検索の具体例</text:span></text:h>
      <text:p text:style-name="P2"><text:span text:style-name="T3">ここでは、ネットワークから届いたランダムな</text:span><text:span text:style-name="Source_20_Text"><text:span text:style-name="T1">NetID</text:span></text:span><text:span text:style-name="T3">（ネットワーク識別子）を使って、対応する敵オブジェクト（</text:span><text:span text:style-name="Source_20_Text"><text:span text:style-name="T1">AEnemyUnit</text:span></text:span><text:span text:style-name="T3">）を瞬時に探す処理を想定します。</text:span></text:p>
      <text:h text:style-name="P6" text:outline-level="3"><text:span text:style-name="T7">1. ❌ </text:span><text:span text:style-name="T1">$O(N)$</text:span><text:span text:style-name="T7"> </text:span><text:span text:style-name="T8">線形探索 </text:span><text:span text:style-name="T7">(Vector)</text:span></text:h>
      <text:p text:style-name="P2"><text:span text:style-name="T1">ID</text:span><text:span text:style-name="T3">順に並んでいない配列から特定の</text:span><text:span text:style-name="T1">ID</text:span><text:span text:style-name="T3">を探す場合です。敵の数が増えるほど遅くなります。</text:span></text:p>
      <text:p text:style-name="P3">C++</text:p>
      <text:p text:style-name="P7"><text:span text:style-name="Source_20_Text"><text:span text:style-name="T1">// </text:span></text:span><text:span text:style-name="Source_20_Text"><text:span text:style-name="T3">敵のリスト（ランダムな順序で格納）</text:span></text:span></text:p>
      <text:p text:style-name="P7"><text:span text:style-name="Source_20_Text"><text:span text:style-name="T1">TArray&lt;AEnemyUnit*&gt; EnemyArray;</text:span></text:span></text:p>
      <text:p text:style-name="P7"/>
      <text:p text:style-name="P7"><text:soft-page-break/><text:span text:style-name="Source_20_Text"><text:span text:style-name="T1">// </text:span></text:span><text:span text:style-name="Source_20_Text"><text:span text:style-name="T3">ネットワーク</text:span></text:span><text:span text:style-name="Source_20_Text"><text:span text:style-name="T1">ID (NetID) </text:span></text:span><text:span text:style-name="Source_20_Text"><text:span text:style-name="T3">から敵を探す</text:span></text:span></text:p>
      <text:p text:style-name="P7"><text:span text:style-name="Source_20_Text"><text:span text:style-name="T1">AEnemyUnit* FindEnemyByNetID_O_N(int32 NetID) {</text:span></text:span></text:p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敵が</text:span></text:span><text:span text:style-name="Source_20_Text"><text:span text:style-name="T1">1</text:span></text:span><text:span text:style-name="Source_20_Text"><text:span text:style-name="T3">万体いたら、平均</text:span></text:span><text:span text:style-name="Source_20_Text"><text:span text:style-name="T1">5000</text:span></text:span><text:span text:style-name="Source_20_Text"><text:span text:style-name="T3">回のチェックが必要</text:span></text:span></text:p>
      <text:p text:style-name="P7"><text:span text:style-name="Source_20_Text"><text:s text:c="4"/></text:span><text:span text:style-name="Source_20_Text"><text:span text:style-name="T1">for (AEnemyUnit* Enemy : EnemyArray) {</text:span></text:span></text:p>
      <text:p text:style-name="P7"><text:span text:style-name="Source_20_Text"><text:s text:c="8"/></text:span><text:span text:style-name="Source_20_Text"><text:span text:style-name="T1">if (Enemy &amp;&amp; Enemy-&gt;GetNetID() == NetID) {</text:span></text:span></text:p>
      <text:p text:style-name="P7"><text:span text:style-name="Source_20_Text"><text:s text:c="12"/></text:span><text:span text:style-name="Source_20_Text"><text:span text:style-name="T1">return Enemy;</text:span></text:span></text:p>
      <text:p text:style-name="P7"><text:span text:style-name="Source_20_Text"><text:s text:c="8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return nullptr;</text:span></text:span></text:p>
      <text:p text:style-name="P7"><text:span text:style-name="Source_20_Text"><text:span text:style-name="T1">}</text:span></text:span></text:p>
      <text:p text:style-name="Horizontal_20_Line"/>
      <text:h text:style-name="P6" text:outline-level="3"><text:span text:style-name="T7">2. ⭕ </text:span><text:span text:style-name="T1">$O(1)$</text:span><text:span text:style-name="T7"> </text:span><text:span text:style-name="T8">ハッシュ検索 </text:span><text:span text:style-name="T7">(Map)</text:span></text:h>
      <text:p text:style-name="P2"><text:span text:style-name="T1">ID</text:span><text:span text:style-name="T3">をキーとしたハッシュテーブルを使うことで、敵の数に関係なく、ほぼ一瞬でオブジェクトのポインタを取得できます。</text:span></text:p>
      <text:h text:style-name="P24" text:outline-level="4"><text:span text:style-name="T8">【</text:span><text:span text:style-name="T7">Unreal Engine (TMap) </text:span><text:span text:style-name="T8">の場合】</text:span></text:h>
      <text:p text:style-name="P3">C++</text:p>
      <text:p text:style-name="P7"><text:span text:style-name="Source_20_Text"><text:span text:style-name="T1">// </text:span></text:span><text:span text:style-name="Source_20_Text"><text:span text:style-name="T3">キー</text:span></text:span><text:span text:style-name="Source_20_Text"><text:span text:style-name="T1">: NetID (int32), </text:span></text:span><text:span text:style-name="Source_20_Text"><text:span text:style-name="T3">値</text:span></text:span><text:span text:style-name="Source_20_Text"><text:span text:style-name="T1">: </text:span></text:span><text:span text:style-name="Source_20_Text"><text:span text:style-name="T3">敵ユニットのポインタ</text:span></text:span></text:p>
      <text:p text:style-name="P7"><text:span text:style-name="Source_20_Text"><text:span text:style-name="T1">TMap&lt;int32, AEnemyUnit*&gt; ActiveEnemyMap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敵を</text:span></text:span><text:span text:style-name="Source_20_Text"><text:span text:style-name="T1">Map</text:span></text:span><text:span text:style-name="Source_20_Text"><text:span text:style-name="T3">に登録する（スポーン時）</text:span></text:span></text:p>
      <text:p text:style-name="P7"><text:span text:style-name="Source_20_Text"><text:span text:style-name="T1">void RegisterEnemy(AEnemyUnit* NewEnemy) {</text:span></text:span></text:p>
      <text:p text:style-name="P7"><text:span text:style-name="Source_20_Text"><text:s text:c="4"/></text:span><text:span text:style-name="Source_20_Text"><text:span text:style-name="T1">ActiveEnemyMap.Add(NewEnemy-&gt;GetNetID(), NewEnemy);</text:span></text:span></text:p>
      <text:p text:style-name="P7"><text:span text:style-name="Source_20_Text"><text:span text:style-name="T1">}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ネットワーク</text:span></text:span><text:span text:style-name="Source_20_Text"><text:span text:style-name="T1">ID (NetID) </text:span></text:span><text:span text:style-name="Source_20_Text"><text:span text:style-name="T3">から敵を探す</text:span></text:span></text:p>
      <text:p text:style-name="P7"><text:span text:style-name="Source_20_Text"><text:span text:style-name="T1">AEnemyUnit* FindEnemyByNetID_O_1(int32 NetID) {</text:span></text:span></text:p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1)</text:span></text:span><text:span text:style-name="Source_20_Text"><text:span text:style-name="T3">】</text:span></text:span><text:span text:style-name="Source_20_Text"><text:span text:style-name="T1">: </text:span></text:span><text:span text:style-name="Source_20_Text"><text:span text:style-name="T3">ハッシュ値から直接アクセス（衝突がなければ</text:span></text:span><text:span text:style-name="Source_20_Text"><text:span text:style-name="T1">1</text:span></text:span><text:span text:style-name="Source_20_Text"><text:span text:style-name="T3">回で解決）</text:span></text:span></text:p>
      <text:p text:style-name="P7"><text:span text:style-name="Source_20_Text"><text:s text:c="4"/></text:span><text:span text:style-name="Source_20_Text"><text:span text:style-name="T1">if (AEnemyUnit** EnemyPtr = ActiveEnemyMap.Find(NetID)) {</text:span></text:span></text:p>
      <text:p text:style-name="P7"><text:span text:style-name="Source_20_Text"><text:s text:c="8"/></text:span><text:span text:style-name="Source_20_Text"><text:span text:style-name="T1">return *EnemyPtr;</text:span></text:span></text:p>
      <text:p text:style-name="P7"><text:span text:style-name="Source_20_Text"><text:s text:c="4"/></text:span><text:span text:style-name="Source_20_Text"><text:span text:style-name="T1">}</text:span></text:span></text:p>
      <text:p text:style-name="P7"><text:span text:style-name="Source_20_Text"><text:s text:c="4"/></text:span><text:span text:style-name="Source_20_Text"><text:span text:style-name="T1">return nullptr;</text:span></text:span></text:p>
      <text:p text:style-name="P7"><text:span text:style-name="Source_20_Text"><text:span text:style-name="T1">}</text:span></text:span></text:p>
      <text:h text:style-name="P24" text:outline-level="4"><text:span text:style-name="T8">【</text:span><text:span text:style-name="T7">C++</text:span><text:span text:style-name="T8">標準 </text:span><text:span text:style-name="T7">(</text:span><text:span text:style-name="Source_20_Text"><text:span text:style-name="T1">std::unordered_map</text:span></text:span><text:span text:style-name="T7">) </text:span><text:span text:style-name="T8">の場合】</text:span></text:h>
      <text:p text:style-name="P3">C++</text:p>
      <text:p text:style-name="P7"><text:span text:style-name="Source_20_Text"><text:span text:style-name="T1">#include &lt;unordered_map&gt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キー</text:span></text:span><text:span text:style-name="Source_20_Text"><text:span text:style-name="T1">: NetID (int), </text:span></text:span><text:span text:style-name="Source_20_Text"><text:span text:style-name="T3">値</text:span></text:span><text:span text:style-name="Source_20_Text"><text:span text:style-name="T1">: </text:span></text:span><text:span text:style-name="Source_20_Text"><text:span text:style-name="T3">敵ユニットのポインタ</text:span></text:span></text:p>
      <text:p text:style-name="P7"><text:span text:style-name="Source_20_Text"><text:span text:style-name="T1">std::unordered_map&lt;int, AEnemyUnit*&gt; ActiveEnemyMap_Std;</text:span></text:span></text:p>
      <text:p text:style-name="P7"/>
      <text:p text:style-name="P7"><text:span text:style-name="Source_20_Text"><text:span text:style-name="T1">// </text:span></text:span><text:span text:style-name="Source_20_Text"><text:span text:style-name="T3">ネットワーク</text:span></text:span><text:span text:style-name="Source_20_Text"><text:span text:style-name="T1">ID (NetID) </text:span></text:span><text:span text:style-name="Source_20_Text"><text:span text:style-name="T3">から敵を探す</text:span></text:span></text:p>
      <text:p text:style-name="P7"><text:span text:style-name="Source_20_Text"><text:span text:style-name="T1">AEnemyUnit* FindEnemyByNetID_O_1_Std(int NetID) {</text:span></text:span></text:p>
      <text:p text:style-name="P7"><text:span text:style-name="Source_20_Text"><text:s text:c="4"/></text:span><text:span text:style-name="Source_20_Text"><text:span text:style-name="T1">// </text:span></text:span><text:span text:style-name="Source_20_Text"><text:span text:style-name="T3">【</text:span></text:span><text:span text:style-name="Source_20_Text"><text:span text:style-name="T1">O(1)</text:span></text:span><text:span text:style-name="Source_20_Text"><text:span text:style-name="T3">】</text:span></text:span><text:span text:style-name="Source_20_Text"><text:span text:style-name="T1">: std::unordered_map::find() </text:span></text:span><text:span text:style-name="Source_20_Text"><text:span text:style-name="T3">は高速</text:span></text:span></text:p>
      <text:p text:style-name="P7"><text:span text:style-name="Source_20_Text"><text:s text:c="4"/></text:span><text:span text:style-name="Source_20_Text"><text:span text:style-name="T1">auto It = ActiveEnemyMap_Std.find(NetID);</text:span></text:span></text:p>
      <text:p text:style-name="P7"><text:span text:style-name="Source_20_Text"><text:s text:c="4"/></text:span></text:p>
      <text:p text:style-name="P7"><text:span text:style-name="Source_20_Text"><text:s text:c="4"/></text:span><text:span text:style-name="Source_20_Text"><text:span text:style-name="T1">if (It != ActiveEnemyMap_Std.end()) {</text:span></text:span></text:p>
      <text:p text:style-name="P7"><text:span text:style-name="Source_20_Text"><text:s text:c="8"/></text:span><text:span text:style-name="Source_20_Text"><text:span text:style-name="T1">return It-&gt;second;</text:span></text:span></text:p>
      <text:p text:style-name="P7"><text:span text:style-name="Source_20_Text"><text:s text:c="4"/></text:span><text:span text:style-name="Source_20_Text"><text:span text:style-name="T1">}</text:span></text:span></text:p>
      <text:p text:style-name="P7"><text:soft-page-break/><text:span text:style-name="Source_20_Text"><text:s text:c="4"/></text:span><text:span text:style-name="Source_20_Text"><text:span text:style-name="T1">return nullptr;</text:span></text:span></text:p>
      <text:p text:style-name="P7"><text:span text:style-name="Source_20_Text"><text:span text:style-name="T1">}</text:span></text:span></text:p>
      <text:p text:style-name="P2"><text:span text:style-name="T3">この</text:span><text:span text:style-name="T1">Map</text:span><text:span text:style-name="T3">（ハッシュテーブル）の使い方は、</text:span><text:span text:style-name="T4">「ランダムなキーによる高速なルックアップ」が必須となる、ネットワーク、セーブ・ロード、イベントシステムなどでクライアント側でも常に利用される</text:span><text:span text:style-name="T3">重要な設計パターンです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Tahoma" style:font-size-complex="12pt" style:font-weight-complex="bold"/>
    </style:style>
    <style:style style:name="Source_20_Text" style:display-name="Source Text" style:family="text">
      <style:text-properties style:font-name="Courier New" style:font-name-asian="ＭＳ Ｐゴシック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5S</meta:editing-duration>
    <meta:editing-cycles>4</meta:editing-cycles>
    <meta:generator>OpenOffice/4.1.15$Win32 OpenOffice.org_project/4115m2$Build-9813</meta:generator>
    <dc:date>2025-12-08T19:03:06.30</dc:date>
    <dc:creator>miyawaki hidenori</dc:creator>
    <meta:document-statistic meta:table-count="1" meta:image-count="0" meta:object-count="0" meta:page-count="8" meta:paragraph-count="203" meta:word-count="4434" meta:character-count="7490"/>
    <meta:user-defined meta:name="Info 1"/>
    <meta:user-defined meta:name="Info 2"/>
    <meta:user-defined meta:name="Info 3"/>
    <meta:user-defined meta:name="Info 4"/>
  </office:meta>
</office:document-meta>
</file>